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AR PL SungtiL GB2" svg:font-family="'AR PL SungtiL GB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9211e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9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84cm"/>
      <style:paragraph-properties style:writing-mode="lr-tb"/>
    </style:style>
    <style:style style:name="gr13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35cm" svg:stroke-color="#c9211e" draw:marker-start-width="0.1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-color="#c9211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style:text-position="-33% 58%" style:font-name="Liberation Serif1" fo:font-size="10pt" style:font-name-asian="Liberation Serif1" style:font-size-asian="10pt" style:font-name-complex="Liberation Serif1" style:font-size-complex="10pt"/>
    </style:style>
    <style:style style:name="T5" style:family="text">
      <style:text-properties style:text-position="0% 100%" style:font-name="Liberation Sans1" fo:font-size="10pt" style:font-name-asian="Liberation Sans1" style:font-size-asian="10pt" style:font-name-complex="Liberation Sans1" style:font-size-complex="10pt"/>
    </style:style>
    <style:style style:name="T6" style:family="text">
      <style:text-properties style:text-position="-33% 58%" style:font-name="Liberation Sans1" fo:font-size="10pt" style:font-name-asian="Liberation Sans1" style:font-size-asian="10pt" style:font-name-complex="Liberation Sans1" style:font-size-complex="10pt"/>
    </style:style>
    <style:style style:name="T7" style:family="text">
      <style:text-properties fo:color="#c9211e" style:text-position="0% 100%" fo:font-size="10pt" style:font-size-asian="10pt" style:font-size-complex="10pt"/>
    </style:style>
    <style:style style:name="T8" style:family="text">
      <style:text-properties fo:color="#c9211e"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008cm" svg:y1="0.407cm" svg:x2="17.019cm" svg:y2="4.651cm">
          <text:p/>
        </draw:line>
        <draw:custom-shape draw:style-name="gr2" draw:text-style-name="P2" xml:id="id1" draw:id="id1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3" draw:text-style-name="P1" draw:layer="layout" svg:x1="2.86cm" svg:y1="0.982cm" svg:x2="2.961cm" svg:y2="0.75cm">
            <text:p/>
          </draw:line>
          <draw:line draw:style-name="gr3" draw:text-style-name="P1" draw:layer="layout" svg:x1="3.171cm" svg:y1="1.223cm" svg:x2="2.959cm" svg:y2="0.75cm">
            <text:p/>
          </draw:line>
          <draw:line draw:style-name="gr3" draw:text-style-name="P1" draw:layer="layout" svg:x1="3.585cm" svg:y1="1.25cm" svg:x2="3.797cm" svg:y2="0.777cm">
            <text:p/>
          </draw:line>
          <draw:line draw:style-name="gr3" draw:text-style-name="P1" draw:layer="layout" svg:x1="3.16cm" svg:y1="1.235cm" svg:x2="3.372cm" svg:y2="0.762cm">
            <text:p/>
          </draw:line>
          <draw:line draw:style-name="gr3" draw:text-style-name="P1" draw:layer="layout" svg:x1="3.594cm" svg:y1="1.248cm" svg:x2="3.382cm" svg:y2="0.775cm">
            <text:p/>
          </draw:line>
          <draw:line draw:style-name="gr3" draw:text-style-name="P1" draw:layer="layout" svg:x1="4.014cm" svg:y1="1.248cm" svg:x2="3.802cm" svg:y2="0.775cm">
            <text:p/>
          </draw:line>
          <draw:line draw:style-name="gr3" draw:text-style-name="P1" draw:layer="layout" svg:x1="4.009cm" svg:y1="1.224cm" svg:x2="4.11cm" svg:y2="0.992cm">
            <text:p/>
          </draw:line>
        </draw:g>
        <draw:g xml:id="id3" draw:id="id3">
          <draw:line draw:style-name="gr3" draw:text-style-name="P1" draw:layer="layout" svg:x1="5.992cm" svg:y1="3.107cm" svg:x2="5.76cm" svg:y2="3.006cm">
            <text:p/>
          </draw:line>
          <draw:line draw:style-name="gr3" draw:text-style-name="P1" draw:layer="layout" svg:x1="6.233cm" svg:y1="2.796cm" svg:x2="5.76cm" svg:y2="3.008cm">
            <text:p/>
          </draw:line>
          <draw:line draw:style-name="gr3" draw:text-style-name="P1" draw:layer="layout" svg:x1="6.26cm" svg:y1="2.382cm" svg:x2="5.787cm" svg:y2="2.17cm">
            <text:p/>
          </draw:line>
          <draw:line draw:style-name="gr3" draw:text-style-name="P1" draw:layer="layout" svg:x1="6.244cm" svg:y1="2.807cm" svg:x2="5.771cm" svg:y2="2.595cm">
            <text:p/>
          </draw:line>
          <draw:line draw:style-name="gr3" draw:text-style-name="P1" draw:layer="layout" svg:x1="6.257cm" svg:y1="2.373cm" svg:x2="5.784cm" svg:y2="2.585cm">
            <text:p/>
          </draw:line>
          <draw:line draw:style-name="gr3" draw:text-style-name="P1" draw:layer="layout" svg:x1="6.258cm" svg:y1="1.953cm" svg:x2="5.785cm" svg:y2="2.165cm">
            <text:p/>
          </draw:line>
          <draw:line draw:style-name="gr3" draw:text-style-name="P1" draw:layer="layout" svg:x1="6.234cm" svg:y1="1.957cm" svg:x2="6.002cm" svg:y2="1.856cm">
            <text:p/>
          </draw:line>
        </draw:g>
        <draw:connector draw:style-name="gr4" draw:text-style-name="P3" draw:layer="layout" svg:x1="2.002cm" svg:y1="2.033cm" svg:x2="2.86cm" svg:y2="1cm" draw:start-shape="id1" draw:start-glue-point="4" draw:end-shape="id2" draw:end-glue-point="3" svg:d="M2002 2033v-1033h858" svg:viewBox="0 0 859 1034">
          <text:p/>
        </draw:connector>
        <draw:custom-shape draw:style-name="gr5" draw:text-style-name="P4" xml:id="id7" draw:id="id7" draw:layer="layout" svg:width="0.9cm" svg:height="1.12cm" svg:x="11.551cm" svg:y="1.95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xml:id="id5" draw:id="id5" draw:layer="layout" svg:x1="4.11cm" svg:y1="1cm" svg:x2="6.01cm" svg:y2="1.856cm" draw:start-shape="id2" draw:start-glue-point="1" draw:end-shape="id3" draw:end-glue-point="0" svg:d="M4110 1000h1900v856" svg:viewBox="0 0 1901 857">
          <text:p/>
        </draw:connector>
        <draw:frame draw:style-name="gr6" draw:text-style-name="P5" draw:layer="layout" svg:width="0.891cm" svg:height="0.729cm" svg:x="3.07cm" svg:y="1.17cm">
          <draw:text-box>
            <text:p><text:span text:style-name="T1">R</text:span><text:span text:style-name="T2">S</text:span></text:p>
          </draw:text-box>
        </draw:frame>
        <draw:frame draw:style-name="gr6" draw:text-style-name="P5" draw:layer="layout" svg:width="0.891cm" svg:height="0.729cm" svg:x="6.118cm" svg:y="2.13cm">
          <draw:text-box>
            <text:p><text:span text:style-name="T1">R</text:span><text:span text:style-name="T2">B</text:span></text:p>
          </draw:text-box>
        </draw:frame>
        <draw:frame draw:style-name="gr7" draw:text-style-name="P5" draw:layer="layout" svg:width="1.201cm" svg:height="0.729cm" svg:x="12.102cm" svg:y="2.608cm">
          <draw:text-box>
            <text:p><text:span text:style-name="T3">g</text:span><text:span text:style-name="T2">m</text:span><text:span text:style-name="T3">V</text:span><text:span text:style-name="T4">π</text:span></text:p>
          </draw:text-box>
        </draw:frame>
        <draw:frame draw:style-name="gr8" draw:text-style-name="P5" draw:layer="layout" svg:width="0.849cm" svg:height="0.729cm" svg:x="0.698cm" svg:y="2.13cm">
          <draw:text-box>
            <text:p><text:span text:style-name="T3">v</text:span><text:span text:style-name="T2">s</text:span></text:p>
          </draw:text-box>
        </draw:frame>
        <draw:line draw:style-name="gr9" draw:text-style-name="P1" draw:layer="layout" svg:x1="11.998cm" svg:y1="2.21cm" svg:x2="11.998cm" svg:y2="2.81cm">
          <text:p/>
        </draw:line>
        <draw:g xml:id="id6" draw:id="id6">
          <draw:line draw:style-name="gr3" draw:text-style-name="P1" draw:layer="layout" svg:x1="8.992cm" svg:y1="3.108cm" svg:x2="8.76cm" svg:y2="3.007cm">
            <text:p/>
          </draw:line>
          <draw:line draw:style-name="gr3" draw:text-style-name="P1" draw:layer="layout" svg:x1="9.233cm" svg:y1="2.797cm" svg:x2="8.76cm" svg:y2="3.009cm">
            <text:p/>
          </draw:line>
          <draw:line draw:style-name="gr3" draw:text-style-name="P1" draw:layer="layout" svg:x1="9.26cm" svg:y1="2.383cm" svg:x2="8.787cm" svg:y2="2.171cm">
            <text:p/>
          </draw:line>
          <draw:line draw:style-name="gr3" draw:text-style-name="P1" draw:layer="layout" svg:x1="9.244cm" svg:y1="2.808cm" svg:x2="8.771cm" svg:y2="2.596cm">
            <text:p/>
          </draw:line>
          <draw:line draw:style-name="gr3" draw:text-style-name="P1" draw:layer="layout" svg:x1="9.257cm" svg:y1="2.374cm" svg:x2="8.784cm" svg:y2="2.586cm">
            <text:p/>
          </draw:line>
          <draw:line draw:style-name="gr3" draw:text-style-name="P1" draw:layer="layout" svg:x1="9.258cm" svg:y1="1.954cm" svg:x2="8.785cm" svg:y2="2.166cm">
            <text:p/>
          </draw:line>
          <draw:line draw:style-name="gr3" draw:text-style-name="P1" draw:layer="layout" svg:x1="9.234cm" svg:y1="1.958cm" svg:x2="9.002cm" svg:y2="1.857cm">
            <text:p/>
          </draw:line>
        </draw:g>
        <draw:g xml:id="id4" draw:id="id4">
          <draw:line draw:style-name="gr3" draw:text-style-name="P1" draw:layer="layout" svg:x1="14.992cm" svg:y1="3.109cm" svg:x2="14.76cm" svg:y2="3.008cm">
            <text:p/>
          </draw:line>
          <draw:line draw:style-name="gr3" draw:text-style-name="P1" draw:layer="layout" svg:x1="15.233cm" svg:y1="2.798cm" svg:x2="14.76cm" svg:y2="3.01cm">
            <text:p/>
          </draw:line>
          <draw:line draw:style-name="gr3" draw:text-style-name="P1" draw:layer="layout" svg:x1="15.26cm" svg:y1="2.384cm" svg:x2="14.787cm" svg:y2="2.172cm">
            <text:p/>
          </draw:line>
          <draw:line draw:style-name="gr3" draw:text-style-name="P1" draw:layer="layout" svg:x1="15.244cm" svg:y1="2.809cm" svg:x2="14.771cm" svg:y2="2.597cm">
            <text:p/>
          </draw:line>
          <draw:line draw:style-name="gr3" draw:text-style-name="P1" draw:layer="layout" svg:x1="15.257cm" svg:y1="2.375cm" svg:x2="14.784cm" svg:y2="2.587cm">
            <text:p/>
          </draw:line>
          <draw:line draw:style-name="gr3" draw:text-style-name="P1" draw:layer="layout" svg:x1="15.258cm" svg:y1="1.955cm" svg:x2="14.785cm" svg:y2="2.167cm">
            <text:p/>
          </draw:line>
          <draw:line draw:style-name="gr3" draw:text-style-name="P1" draw:layer="layout" svg:x1="15.234cm" svg:y1="1.959cm" svg:x2="15.002cm" svg:y2="1.858cm">
            <text:p/>
          </draw:line>
        </draw:g>
        <draw:connector draw:style-name="gr4" draw:text-style-name="P3" draw:layer="layout" draw:line-skew="0.395cm" svg:x1="2.002cm" svg:y1="2.933cm" svg:x2="15.01cm" svg:y2="3.109cm" draw:start-shape="id1" draw:start-glue-point="8" draw:end-shape="id4" draw:end-glue-point="2" svg:d="M2002 2933v1089h13008v-913" svg:viewBox="0 0 13009 1090">
          <text:p/>
        </draw:connector>
        <draw:frame draw:style-name="gr6" draw:text-style-name="P5" draw:layer="layout" svg:width="0.891cm" svg:height="0.729cm" svg:x="9.124cm" svg:y="2.121cm">
          <draw:text-box>
            <text:p><text:span text:style-name="T3">r</text:span><text:span text:style-name="T4">π</text:span></text:p>
          </draw:text-box>
        </draw:frame>
        <draw:frame draw:style-name="gr10" draw:text-style-name="P6" draw:layer="layout" svg:width="0.705cm" svg:height="0.645cm" svg:x="7.976cm" svg:y="1.568cm">
          <draw:text-box>
            <text:p><text:span text:style-name="T1">+</text:span></text:p>
          </draw:text-box>
        </draw:frame>
        <draw:frame draw:style-name="gr11" draw:text-style-name="P6" draw:layer="layout" svg:width="0.621cm" svg:height="0.645cm" svg:x="8.016cm" svg:y="2.767cm">
          <draw:text-box>
            <text:p><text:span text:style-name="T1">-</text:span></text:p>
          </draw:text-box>
        </draw:frame>
        <draw:frame draw:style-name="gr8" draw:text-style-name="P5" draw:layer="layout" svg:width="0.849cm" svg:height="0.729cm" svg:x="7.946cm" svg:y="2.109cm">
          <draw:text-box>
            <text:p><text:span text:style-name="T1">V</text:span><text:span text:style-name="T4">π</text:span></text:p>
          </draw:text-box>
        </draw:frame>
        <draw:connector draw:style-name="gr4" draw:text-style-name="P3" draw:layer="layout" svg:x1="6.01cm" svg:y1="1cm" svg:x2="9.01cm" svg:y2="1.857cm" draw:start-shape="id5" draw:start-glue-point="0" draw:end-shape="id6" draw:end-glue-point="0" svg:d="M6010 1000h3000v857" svg:viewBox="0 0 3001 858">
          <text:p/>
        </draw:connector>
        <draw:connector draw:style-name="gr4" draw:text-style-name="P3" draw:layer="layout" svg:x1="6.01cm" svg:y1="3.107cm" svg:x2="6.012cm" svg:y2="4.001cm" draw:start-shape="id3" draw:start-glue-point="2" svg:d="M6010 3107v706h2v188" svg:viewBox="0 0 3 895">
          <text:p/>
        </draw:connector>
        <draw:connector draw:style-name="gr4" draw:text-style-name="P3" draw:layer="layout" svg:x1="9.01cm" svg:y1="3.108cm" svg:x2="9.007cm" svg:y2="4.022cm" draw:start-shape="id6" draw:start-glue-point="2" svg:d="M9010 3108v716h-3v198" svg:viewBox="0 0 4 915">
          <text:p/>
        </draw:connector>
        <draw:connector draw:style-name="gr4" draw:text-style-name="P3" draw:layer="layout" svg:x1="12.001cm" svg:y1="3.07cm" svg:x2="12.002cm" svg:y2="4.001cm" draw:start-shape="id7" draw:start-glue-point="6" svg:d="M12001 3070v717h1v214" svg:viewBox="0 0 2 932">
          <text:p/>
        </draw:connector>
        <draw:connector draw:style-name="gr4" draw:text-style-name="P3" draw:layer="layout" draw:line-skew="-0.356cm" svg:x1="12.001cm" svg:y1="1.95cm" svg:x2="15.01cm" svg:y2="1.858cm" draw:start-shape="id7" draw:start-glue-point="4" draw:end-shape="id4" draw:end-glue-point="0" svg:d="M12001 1950v-966h3009v874" svg:viewBox="0 0 3010 967">
          <text:p/>
        </draw:connector>
        <draw:frame draw:style-name="gr12" draw:text-style-name="P5" draw:layer="layout" svg:width="1.484cm" svg:height="0.729cm" svg:x="15.156cm" svg:y="2.143cm">
          <draw:text-box>
            <text:p><text:span text:style-name="T3">r</text:span><text:span text:style-name="T2">0 </text:span><text:span text:style-name="T5">// R</text:span><text:span text:style-name="T6">C</text:span></text:p>
          </draw:text-box>
        </draw:frame>
        <draw:connector draw:style-name="gr4" draw:text-style-name="P3" draw:layer="layout" svg:x1="15.018cm" svg:y1="0.984cm" svg:x2="18.013cm" svg:y2="0.984cm" svg:d="M15018 984h2995" svg:viewBox="0 0 2996 1">
          <text:p/>
        </draw:connector>
        <draw:connector draw:style-name="gr4" draw:text-style-name="P3" draw:layer="layout" svg:x1="15.009cm" svg:y1="4.021cm" svg:x2="18.004cm" svg:y2="4.021cm" svg:d="M15009 4021h2995" svg:viewBox="0 0 2996 1">
          <text:p/>
        </draw:connector>
        <draw:line draw:style-name="gr1" draw:text-style-name="P1" draw:layer="layout" svg:x1="5.006cm" svg:y1="0.418cm" svg:x2="5.017cm" svg:y2="4.662cm">
          <text:p/>
        </draw:line>
        <draw:custom-shape draw:style-name="gr13" draw:text-style-name="P7" draw:layer="layout" svg:width="0.348cm" svg:height="0.35cm" svg:x="4.827cm" svg:y="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348cm" svg:height="0.35cm" svg:x="17.834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348cm" svg:height="0.35cm" svg:x="17.825cm" svg:y="3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48cm" svg:height="0.35cm" svg:x="4.837cm" svg:y="3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5.017cm" svg:y1="4.646cm" svg:x2="6.064cm" svg:y2="4.646cm">
          <text:p/>
        </draw:line>
        <draw:line draw:style-name="gr15" draw:text-style-name="P1" draw:layer="layout" svg:x1="5.009cm" svg:y1="0.423cm" svg:x2="6.056cm" svg:y2="0.423cm">
          <text:p/>
        </draw:line>
        <draw:frame draw:style-name="gr6" draw:text-style-name="P8" draw:layer="layout" svg:width="0.891cm" svg:height="0.729cm" svg:x="6.034cm" svg:y="0.067cm">
          <draw:text-box>
            <text:p><text:span text:style-name="T7">Z</text:span><text:span text:style-name="T8">i</text:span></text:p>
          </draw:text-box>
        </draw:frame>
        <draw:custom-shape draw:style-name="gr13" draw:text-style-name="P7" draw:layer="layout" svg:width="0.348cm" svg:height="0.35cm" svg:x="16.83cm" svg:y="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48cm" svg:height="0.35cm" svg:x="16.83cm" svg:y="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021cm" svg:y1="4.636cm" svg:x2="15.974cm" svg:y2="4.636cm">
          <text:p/>
        </draw:line>
        <draw:line draw:style-name="gr15" draw:text-style-name="P1" draw:layer="layout" svg:x1="17.02cm" svg:y1="0.424cm" svg:x2="15.973cm" svg:y2="0.424cm">
          <text:p/>
        </draw:line>
        <draw:frame draw:style-name="gr6" draw:text-style-name="P8" draw:layer="layout" svg:width="0.891cm" svg:height="0.729cm" svg:x="15.242cm" svg:y="0.079cm">
          <draw:text-box>
            <text:p><text:span text:style-name="T7">Z</text:span><text:span text:style-name="T8">o</text:span></text:p>
          </draw:text-box>
        </draw:frame>
        <draw:frame draw:style-name="gr10" draw:text-style-name="P6" draw:layer="layout" svg:width="0.705cm" svg:height="0.645cm" svg:x="17.661cm" svg:y="1.559cm">
          <draw:text-box>
            <text:p><text:span text:style-name="T1">+</text:span></text:p>
          </draw:text-box>
        </draw:frame>
        <draw:frame draw:style-name="gr11" draw:text-style-name="P6" draw:layer="layout" svg:width="0.621cm" svg:height="0.645cm" svg:x="17.701cm" svg:y="2.758cm">
          <draw:text-box>
            <text:p><text:span text:style-name="T1">-</text:span></text:p>
          </draw:text-box>
        </draw:frame>
        <draw:frame draw:style-name="gr8" draw:text-style-name="P5" draw:layer="layout" svg:width="0.849cm" svg:height="0.729cm" svg:x="17.631cm" svg:y="2.1cm">
          <draw:text-box>
            <text:p><text:span text:style-name="T1">V</text:span><text:span text:style-name="T4">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AR PL SungtiL GB2" svg:font-family="'AR PL SungtiL GB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4:45:39.718310909</dc:date>
    <meta:editing-duration>PT1H27M36S</meta:editing-duration>
    <meta:editing-cycles>16</meta:editing-cycles>
    <meta:generator>LibreOffice/6.4.7.2$Linux_X86_64 LibreOffice_project/40$Build-2</meta:generator>
    <meta:document-statistic meta:object-count="71"/>
  </office:meta>
</office:document-meta>
</file>